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5.3486in"/>
    </style:style>
    <style:style style:name="TableColumn3" style:family="table-column">
      <style:table-column-properties style:column-width="1.1923in"/>
    </style:style>
    <style:style style:name="Table1" style:family="table" style:master-page-name="MP0">
      <style:table-properties style:width="6.5409in" fo:margin-left="0in" table:align="left"/>
    </style:style>
    <style:style style:name="TableRow4" style:family="table-row">
      <style:table-row-properties style:min-row-height="0.3534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Επικεφαλίδα1" style:family="paragraph">
      <style:paragraph-properties fo:break-before="page" style:vertical-align="auto"/>
      <style:text-properties fo:hyphenate="true"/>
    </style:style>
    <style:style style:name="T7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0" style:family="table-row">
      <style:table-row-properties style:min-row-height="0.3534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Επικεφαλίδα1" style:family="paragraph">
      <style:paragraph-properties style:vertical-align="auto"/>
      <style:text-properties fo:hyphenate="true"/>
    </style:style>
    <style:style style:name="T13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6" style:family="table-row">
      <style:table-row-properties style:min-row-height="0.3534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Επικεφαλίδα1" style:family="paragraph">
      <style:paragraph-properties style:vertical-align="auto"/>
      <style:text-properties fo:hyphenate="true"/>
    </style:style>
    <style:style style:name="T19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2" style:family="table-row">
      <style:table-row-properties style:min-row-height="0.3534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Επικεφαλίδα1" style:family="paragraph">
      <style:paragraph-properties style:vertical-align="auto"/>
      <style:text-properties fo:hyphenate="true"/>
    </style:style>
    <style:style style:name="T25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8" style:family="table-row">
      <style:table-row-properties style:min-row-height="0.3534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Επικεφαλίδα1" style:family="paragraph">
      <style:paragraph-properties style:vertical-align="auto"/>
      <style:text-properties fo:hyphenate="true"/>
    </style:style>
    <style:style style:name="T31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4" style:family="table-row">
      <style:table-row-properties style:min-row-height="0.3534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Επικεφαλίδα1" style:family="paragraph">
      <style:paragraph-properties style:vertical-align="auto"/>
      <style:text-properties fo:hyphenate="true"/>
    </style:style>
    <style:style style:name="T37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40" style:family="table-row">
      <style:table-row-properties style:min-row-height="0.3534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Επικεφαλίδα1" style:family="paragraph">
      <style:paragraph-properties style:vertical-align="auto"/>
      <style:text-properties fo:hyphenate="true"/>
    </style:style>
    <style:style style:name="T43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46" style:family="table-row">
      <style:table-row-properties style:min-row-height="0.3534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Επικεφαλίδα1" style:family="paragraph">
      <style:paragraph-properties style:vertical-align="auto"/>
      <style:text-properties fo:hyphenate="true"/>
    </style:style>
    <style:style style:name="T49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52" style:family="table-row">
      <style:table-row-properties style:min-row-height="0.3534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Επικεφαλίδα1" style:family="paragraph">
      <style:paragraph-properties style:vertical-align="auto"/>
      <style:text-properties fo:hyphenate="true"/>
    </style:style>
    <style:style style:name="T55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58" style:family="table-row">
      <style:table-row-properties style:min-row-height="0.3534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Επικεφαλίδα1" style:family="paragraph">
      <style:paragraph-properties style:vertical-align="auto"/>
      <style:text-properties fo:hyphenate="true"/>
    </style:style>
    <style:style style:name="T61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64" style:family="table-row">
      <style:table-row-properties style:min-row-height="0.3416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Επικεφαλίδα1" style:family="paragraph">
      <style:paragraph-properties style:vertical-align="auto"/>
      <style:text-properties fo:hyphenate="true"/>
    </style:style>
    <style:style style:name="T67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70" style:family="table-row">
      <style:table-row-properties style:min-row-height="0.3534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Επικεφαλίδα1" style:family="paragraph">
      <style:paragraph-properties style:vertical-align="auto"/>
      <style:text-properties fo:hyphenate="true"/>
    </style:style>
    <style:style style:name="T73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76" style:family="table-row">
      <style:table-row-properties style:min-row-height="0.3534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Επικεφαλίδα1" style:family="paragraph">
      <style:paragraph-properties style:vertical-align="auto"/>
      <style:text-properties fo:hyphenate="true"/>
    </style:style>
    <style:style style:name="T79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82" style:family="table-row">
      <style:table-row-properties style:min-row-height="0.3534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Επικεφαλίδα1" style:family="paragraph">
      <style:paragraph-properties style:vertical-align="auto"/>
      <style:text-properties fo:hyphenate="true"/>
    </style:style>
    <style:style style:name="T85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88" style:family="table-row">
      <style:table-row-properties style:min-row-height="0.3534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Επικεφαλίδα1" style:family="paragraph">
      <style:paragraph-properties style:vertical-align="auto"/>
      <style:text-properties fo:hyphenate="true"/>
    </style:style>
    <style:style style:name="T91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94" style:family="table-row">
      <style:table-row-properties style:min-row-height="0.3534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Επικεφαλίδα1" style:family="paragraph">
      <style:paragraph-properties style:vertical-align="auto"/>
      <style:text-properties fo:hyphenate="true"/>
    </style:style>
    <style:style style:name="T97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00" style:family="table-row">
      <style:table-row-properties style:min-row-height="0.3534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Επικεφαλίδα1" style:family="paragraph">
      <style:paragraph-properties style:vertical-align="auto"/>
      <style:text-properties fo:hyphenate="true"/>
    </style:style>
    <style:style style:name="T103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06" style:family="table-row">
      <style:table-row-properties style:min-row-height="0.3534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Επικεφαλίδα1" style:family="paragraph">
      <style:paragraph-properties style:vertical-align="auto"/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11" style:family="table-row">
      <style:table-row-properties style:min-row-height="0.3534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Επικεφαλίδα1" style:family="paragraph">
      <style:paragraph-properties style:vertical-align="auto"/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16" style:family="table-row">
      <style:table-row-properties style:min-row-height="0.3534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Επικεφαλίδα1" style:family="paragraph">
      <style:paragraph-properties style:vertical-align="auto"/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21" style:family="table-row">
      <style:table-row-properties style:min-row-height="0.3534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Επικεφαλίδα1" style:family="paragraph">
      <style:paragraph-properties style:vertical-align="auto"/>
      <style:text-properties fo:hyphenate="true"/>
    </style:style>
    <style:style style:name="T124" style:parent-style-name="Προεπιλεγμένηγραμματοσειρά" style:family="text">
      <style:text-properties style:font-name="Arial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/>
    </style:style>
    <style:style style:name="T125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28" style:family="table-row">
      <style:table-row-properties style:min-row-height="0.3659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Επικεφαλίδα1" style:family="paragraph">
      <style:paragraph-properties style:vertical-align="auto"/>
      <style:text-properties fo:hyphenate="true"/>
    </style:style>
    <style:style style:name="T131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34" style:family="table-row">
      <style:table-row-properties style:min-row-height="0.3534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Επικεφαλίδα1" style:family="paragraph">
      <style:paragraph-properties fo:text-align="end" style:vertical-align="auto"/>
      <style:text-properties fo:hyphenate="true"/>
    </style:style>
    <style:style style:name="T137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T138" style:parent-style-name="Προεπιλεγμένηγραμματοσειρά" style:family="text">
      <style:text-properties style:font-name="Arial" style:font-name-complex="Arial" style:letter-kerning="false" fo:font-size="11pt" style:font-size-asian="11pt" style:font-size-complex="11pt" fo:language="el" fo:country="GR" style:language-asian="en" style:country-asian="US" style:language-complex="ar" style:country-complex="SA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41" style:parent-style-name="Βασικό" style:family="paragraph">
      <style:paragraph-properties style:text-autospace="none" fo:text-align="end" style:vertical-align="auto"/>
      <style:text-properties style:font-name="Arial" style:font-name-asian="Calibri" style:font-name-complex="Arial" style:font-style-complex="italic" style:letter-kerning="false" fo:font-size="11pt" style:font-size-asian="11pt" style:font-size-complex="11pt" style:language-asian="en" style:country-asian="US" style:language-complex="ar" style:country-complex="SA" fo:hyphenate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h text:style-name="P6" text:outline-level="1"><text:span text:style-name="T7">TTGO T-Call ESP32 with SIM800L GPRS Module</text:span></text:h>
          </table:table-cell>
          <table:table-cell table:style-name="TableCell8">
            <text:p text:style-name="P9">10.00<text:s/></text:p>
          </table:table-cell>
        </table:table-row>
        <table:table-row table:style-name="TableRow10">
          <table:table-cell table:style-name="TableCell11">
            <text:h text:style-name="P12" text:outline-level="1"><text:span text:style-name="T13">Load Cell Amplifier - HX711 (Soldered Header)</text:span></text:h>
          </table:table-cell>
          <table:table-cell table:style-name="TableCell14">
            <text:p text:style-name="P15">1.90</text:p>
          </table:table-cell>
        </table:table-row>
        <table:table-row table:style-name="TableRow16">
          <table:table-cell table:style-name="TableCell17">
            <text:h text:style-name="P18" text:outline-level="1"><text:span text:style-name="T19">Humidity and Temperature Sensor - AM2302 (DHT22)</text:span></text:h>
          </table:table-cell>
          <table:table-cell table:style-name="TableCell20">
            <text:p text:style-name="P21">6.90</text:p>
          </table:table-cell>
        </table:table-row>
        <table:table-row table:style-name="TableRow22">
          <table:table-cell table:style-name="TableCell23">
            <text:h text:style-name="P24" text:outline-level="1"><text:span text:style-name="T25">Load Cell - 100kg</text:span></text:h>
          </table:table-cell>
          <table:table-cell table:style-name="TableCell26">
            <text:p text:style-name="P27">14.90</text:p>
          </table:table-cell>
        </table:table-row>
        <table:table-row table:style-name="TableRow28">
          <table:table-cell table:style-name="TableCell29">
            <text:h text:style-name="P30" text:outline-level="1"><text:span text:style-name="T31">Lithium Battery Charger and Protection Module 1A - TP4056</text:span></text:h>
          </table:table-cell>
          <table:table-cell table:style-name="TableCell32">
            <text:p text:style-name="P33">1.60</text:p>
          </table:table-cell>
        </table:table-row>
        <table:table-row table:style-name="TableRow34">
          <table:table-cell table:style-name="TableCell35">
            <text:h text:style-name="P36" text:outline-level="1"><text:span text:style-name="T37">Interface Cable SMA Female to U.FL - 20cm</text:span></text:h>
          </table:table-cell>
          <table:table-cell table:style-name="TableCell38">
            <text:p text:style-name="P39">2.20</text:p>
          </table:table-cell>
        </table:table-row>
        <table:table-row table:style-name="TableRow40">
          <table:table-cell table:style-name="TableCell41">
            <text:h text:style-name="P42" text:outline-level="1"><text:span text:style-name="T43">LED Diffused 5mm Red</text:span></text:h>
          </table:table-cell>
          <table:table-cell table:style-name="TableCell44">
            <text:p text:style-name="P45">0.08</text:p>
          </table:table-cell>
        </table:table-row>
        <table:table-row table:style-name="TableRow46">
          <table:table-cell table:style-name="TableCell47">
            <text:h text:style-name="P48" text:outline-level="1"><text:span text:style-name="T49">Battery Holder 1x18650 for PCB</text:span></text:h>
          </table:table-cell>
          <table:table-cell table:style-name="TableCell50">
            <text:p text:style-name="P51">0.90</text:p>
          </table:table-cell>
        </table:table-row>
        <table:table-row table:style-name="TableRow52">
          <table:table-cell table:style-name="TableCell53">
            <text:h text:style-name="P54" text:outline-level="1"><text:span text:style-name="T55">Battery Lithium 18650 3.7V 3350mAh - LG INR18650-3.35</text:span></text:h>
          </table:table-cell>
          <table:table-cell table:style-name="TableCell56">
            <text:p text:style-name="P57">6.20</text:p>
          </table:table-cell>
        </table:table-row>
        <table:table-row table:style-name="TableRow58">
          <table:table-cell table:style-name="TableCell59">
            <text:h text:style-name="P60" text:outline-level="1"><text:span text:style-name="T61">Tact Switch 6x6mm 5mm 4pins</text:span></text:h>
          </table:table-cell>
          <table:table-cell table:style-name="TableCell62">
            <text:p text:style-name="P63">0.08</text:p>
          </table:table-cell>
        </table:table-row>
        <table:table-row table:style-name="TableRow64">
          <table:table-cell table:style-name="TableCell65">
            <text:h text:style-name="P66" text:outline-level="1"><text:span text:style-name="T67">Slide Switch Mini SPDT - 0.3A/30VDC</text:span></text:h>
          </table:table-cell>
          <table:table-cell table:style-name="TableCell68">
            <text:p text:style-name="P69">0.20</text:p>
          </table:table-cell>
        </table:table-row>
        <table:table-row table:style-name="TableRow70">
          <table:table-cell table:style-name="TableCell71">
            <text:h text:style-name="P72" text:outline-level="1"><text:span text:style-name="T73">Screw Terminal 2P 5mm</text:span></text:h>
          </table:table-cell>
          <table:table-cell table:style-name="TableCell74">
            <text:p text:style-name="P75">0.20</text:p>
          </table:table-cell>
        </table:table-row>
        <table:table-row table:style-name="TableRow76">
          <table:table-cell table:style-name="TableCell77">
            <text:h text:style-name="P78" text:outline-level="1"><text:span text:style-name="T79">Screw Terminal 8P 2.54mm</text:span></text:h>
          </table:table-cell>
          <table:table-cell table:style-name="TableCell80">
            <text:p text:style-name="P81">1.80</text:p>
          </table:table-cell>
        </table:table-row>
        <table:table-row table:style-name="TableRow82">
          <table:table-cell table:style-name="TableCell83">
            <text:h text:style-name="P84" text:outline-level="1"><text:span text:style-name="T85">Diode Rectifier - 1A 1000V 1N4007</text:span></text:h>
          </table:table-cell>
          <table:table-cell table:style-name="TableCell86">
            <text:p text:style-name="P87">0.02</text:p>
          </table:table-cell>
        </table:table-row>
        <table:table-row table:style-name="TableRow88">
          <table:table-cell table:style-name="TableCell89">
            <text:h text:style-name="P90" text:outline-level="1"><text:span text:style-name="T91">Carbon Resistor 1/4W 5% 100Kohm</text:span></text:h>
          </table:table-cell>
          <table:table-cell table:style-name="TableCell92">
            <text:p text:style-name="P93">0.02</text:p>
          </table:table-cell>
        </table:table-row>
        <table:table-row table:style-name="TableRow94">
          <table:table-cell table:style-name="TableCell95">
            <text:h text:style-name="P96" text:outline-level="1"><text:span text:style-name="T97">Carbon Resistor 1/4W 5% 10Kohm</text:span></text:h>
          </table:table-cell>
          <table:table-cell table:style-name="TableCell98">
            <text:p text:style-name="P99">0.02</text:p>
          </table:table-cell>
        </table:table-row>
        <table:table-row table:style-name="TableRow100">
          <table:table-cell table:style-name="TableCell101">
            <text:h text:style-name="P102" text:outline-level="1"><text:span text:style-name="T103">Carbon Resistor 1/4W 5% 27Kohm</text:span></text:h>
          </table:table-cell>
          <table:table-cell table:style-name="TableCell104">
            <text:p text:style-name="P105">0.02</text:p>
          </table:table-cell>
        </table:table-row>
        <table:table-row table:style-name="TableRow106">
          <table:table-cell table:style-name="TableCell107">
            <text:h text:style-name="P108" text:outline-level="1">Carbon Resistor 1/4W 5% 220ohm</text:h>
          </table:table-cell>
          <table:table-cell table:style-name="TableCell109">
            <text:p text:style-name="P110">0.02</text:p>
          </table:table-cell>
        </table:table-row>
        <table:table-row table:style-name="TableRow111">
          <table:table-cell table:style-name="TableCell112">
            <text:h text:style-name="P113" text:outline-level="1">Project Box 105x105x60mm Grey</text:h>
          </table:table-cell>
          <table:table-cell table:style-name="TableCell114">
            <text:p text:style-name="P115">5.80</text:p>
          </table:table-cell>
        </table:table-row>
        <table:table-row table:style-name="TableRow116">
          <table:table-cell table:style-name="TableCell117">
            <text:h text:style-name="P118" text:outline-level="1">Solar Panel 3.5W 165x135mm</text:h>
          </table:table-cell>
          <table:table-cell table:style-name="TableCell119">
            <text:p text:style-name="P120">12.90</text:p>
          </table:table-cell>
        </table:table-row>
        <table:table-row table:style-name="TableRow121">
          <table:table-cell table:style-name="TableCell122">
            <text:h text:style-name="P123" text:outline-level="1"><text:span text:style-name="T124">2x<text:s/></text:span><text:span text:style-name="T125">Cable Gland M12 - Light Grey</text:span></text:h>
          </table:table-cell>
          <table:table-cell table:style-name="TableCell126">
            <text:p text:style-name="P127">1.00</text:p>
          </table:table-cell>
        </table:table-row>
        <table:table-row table:style-name="TableRow128">
          <table:table-cell table:style-name="TableCell129">
            <text:h text:style-name="P130" text:outline-level="1"><text:span text:style-name="T131">GSM Antenna 900-1800MHZ - 3M Meter with SMA Connector</text:span></text:h>
          </table:table-cell>
          <table:table-cell table:style-name="TableCell132">
            <text:p text:style-name="P133">2.01</text:p>
          </table:table-cell>
        </table:table-row>
        <table:table-row table:style-name="TableRow134">
          <table:table-cell table:style-name="TableCell135">
            <text:h text:style-name="P136" text:outline-level="1"><text:span text:style-name="T137"><text:s/></text:span><text:span text:style-name="T138">ΣΥΝΟΛΟ</text:span></text:h>
          </table:table-cell>
          <table:table-cell table:style-name="TableCell139">
            <text:p text:style-name="P140"/>
            <text:p text:style-name="P141">68.86</text:p>
          </table:table-cell>
        </table:table-row>
      </table:table>
      <text:p text:style-name="Βασικό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Επικεφαλίδα1" style:display-name="Επικεφαλίδα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Κεφαλίδα"/>
      </style:header>
      <style:footer>
        <text:p text:style-name="Υποσέλιδο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orgios Roumeliotis</dc:creator>
    <meta:creation-date>2021-02-03T20:29:00Z</meta:creation-date>
    <dc:date>2021-06-14T18:58:00Z</dc:date>
    <meta:template xlink:href="Normal" xlink:type="simple"/>
    <meta:editing-cycles>2</meta:editing-cycles>
    <meta:editing-duration>PT480S</meta:editing-duration>
    <meta:document-statistic meta:page-count="2" meta:paragraph-count="1" meta:word-count="138" meta:character-count="927" meta:row-count="6" meta:non-whitespace-character-count="790"/>
  </office:meta>
</office:document-meta>
</file>